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adornments="10 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svg:stroke-opacity="0%" draw:fill-color="#e0efd4" draw:textarea-horizontal-align="justify" draw:textarea-vertical-align="middle" draw:auto-grow-height="false" fo:min-height="0.639cm" fo:min-width="2.04cm"/>
    </style:style>
    <style:style style:name="gr2" style:family="graphic" style:parent-style-name="standard">
      <style:graphic-properties svg:stroke-color="#000000" draw:fill-color="#dfcce4" draw:textarea-horizontal-align="justify" draw:textarea-vertical-align="middle" draw:auto-grow-height="false" fo:min-height="0.449cm" fo:min-width="0.58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9cm" fo:min-width="0.988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705cm"/>
    </style:style>
    <style:style style:name="gr5" style:family="graphic" style:parent-style-name="standard">
      <style:graphic-properties svg:stroke-color="#000000" svg:stroke-opacity="100%" draw:fill-color="#fffbcc" draw:textarea-horizontal-align="justify" draw:textarea-vertical-align="middle" draw:auto-grow-height="false" fo:min-height="0.639cm" fo:min-width="2.04cm" draw:shadow="hidden"/>
    </style:style>
    <style:style style:name="gr6" style:family="graphic" style:parent-style-name="standard">
      <style:graphic-properties svg:stroke-color="#000000" svg:stroke-opacity="100%" draw:fill-color="#fffbcc" draw:textarea-horizontal-align="justify" draw:textarea-vertical-align="middle" draw:auto-grow-height="false" fo:min-height="0.639cm" fo:min-width="2.04cm"/>
    </style:style>
    <style:style style:name="gr7" style:family="graphic" style:parent-style-name="standard">
      <style:graphic-properties draw:fill-color="#dfcce4" draw:textarea-horizontal-align="justify" draw:textarea-vertical-align="middle" draw:auto-grow-height="false" fo:min-height="0.449cm" fo:min-width="0.58cm"/>
    </style:style>
    <style:style style:name="gr8" style:family="graphic" style:parent-style-name="standard">
      <style:graphic-properties svg:stroke-color="#000000" draw:textarea-vertical-align="middle"/>
    </style:style>
    <style:style style:name="gr9" style:family="graphic" style:parent-style-name="standard">
      <style:graphic-properties svg:stroke-color="#000000" draw:fill-color="#fffbcc" draw:textarea-vertical-align="middle"/>
    </style:style>
    <style:style style:name="gr10" style:family="graphic" style:parent-style-name="standard">
      <style:graphic-properties svg:stroke-color="#000000" draw:fill-color="#dfcce4" draw:textarea-vertical-align="middle"/>
    </style:style>
    <style:style style:name="gr11" style:family="graphic" style:parent-style-name="standard">
      <style:graphic-properties draw:stroke="none" svg:stroke-color="#000000" draw:fill="none" draw:fill-color="#dfcce4" draw:textarea-horizontal-align="left" draw:auto-grow-height="true" draw:auto-grow-width="true" fo:min-height="0.712cm" fo:min-width="0.705cm"/>
    </style:style>
    <style:style style:name="gr12" style:family="graphic" style:parent-style-name="standard">
      <style:graphic-properties draw:stroke="none" svg:stroke-color="#000000" draw:fill="none" draw:fill-color="#fffbcc" draw:textarea-horizontal-align="left" draw:auto-grow-height="true" draw:auto-grow-width="true" fo:min-height="0.639cm" fo:min-width="0.988cm"/>
    </style:style>
    <style:style style:name="P1" style:family="paragraph">
      <style:paragraph-properties fo:text-align="center"/>
    </style:style>
    <style:style style:name="P2" style:family="paragraph">
      <loext:graphic-properties draw:fill-color="#e0efd4"/>
      <style:paragraph-properties fo:text-align="center"/>
      <style:text-properties fo:font-size="12pt"/>
    </style:style>
    <style:style style:name="P3" style:family="paragraph">
      <loext:graphic-properties draw:fill-color="#dfcce4"/>
      <style:paragraph-properties fo:text-align="center"/>
      <style:text-properties fo:font-size="12pt"/>
    </style:style>
    <style:style style:name="P4" style:family="paragraph">
      <loext:graphic-properties draw:fill="none" draw:fill-color="#ffffff"/>
      <style:text-properties fo:font-size="12pt"/>
    </style:style>
    <style:style style:name="P5" style:family="paragraph">
      <loext:graphic-properties draw:fill-color="#fffbcc"/>
      <style:paragraph-properties fo:text-align="center"/>
      <style:text-properties fo:font-size="12pt"/>
    </style:style>
    <style:style style:name="P6" style:family="paragraph">
      <loext:graphic-properties draw:fill-color="#fffbcc"/>
      <style:paragraph-properties fo:text-align="center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="none" draw:fill-color="#dfcce4"/>
      <style:text-properties fo:font-size="12pt"/>
    </style:style>
    <style:style style:name="P9" style:family="paragraph">
      <loext:graphic-properties draw:fill="none" draw:fill-color="#fffbcc"/>
      <style:text-properties fo:font-size="12pt"/>
    </style:style>
    <style:style style:name="T1" style:family="text">
      <style:text-properties fo:font-size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.54cm" svg:height="0.889cm" svg:x="8.492cm" svg:y="8.302cm">
          <text:p text:style-name="P1"><text:span text:style-name="T1">question a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5" draw:id="id5" draw:layer="layout" svg:width="2.159cm" svg:height="1.397cm" svg:x="7.291cm" svg:y="10.768cm">
          <text:p text:style-name="P1"><text:span text:style-name="T1">endpoint 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3" draw:text-style-name="P4" draw:layer="layout" svg:width="1.488cm" svg:height="0.889cm" svg:x="11.706cm" svg:y="8.1cm">
          <draw:text-box>
            <text:p><text:span text:style-name="T1">yes</text:span></text:p>
          </draw:text-box>
        </draw:frame>
        <draw:frame draw:style-name="gr4" draw:text-style-name="P4" draw:layer="layout" svg:width="1.205cm" svg:height="0.962cm" svg:x="7.018cm" svg:y="8.097cm">
          <draw:text-box>
            <text:p><text:span text:style-name="T1">no</text:span></text:p>
          </draw:text-box>
        </draw:frame>
        <draw:custom-shape draw:style-name="gr5" draw:text-style-name="P5" xml:id="id3" draw:id="id3" draw:layer="layout" svg:width="2.54cm" svg:height="0.889cm" svg:x="5.154cm" svg:y="9.509cm">
          <text:p text:style-name="P1"><text:span text:style-name="T1">question b</text:span></text:p>
          <draw:enhanced-geometry svg:viewBox="0 0 21600 21600" draw:type="rectangle" draw:enhanced-path="M 0 0 L 21600 0 21600 21600 0 21600 0 0 Z N"/>
        </draw:custom-shape>
        <draw:custom-shape draw:style-name="gr6" draw:text-style-name="P5" xml:id="id1" draw:id="id1" draw:layer="layout" svg:width="2.54cm" svg:height="0.889cm" svg:x="8.492cm" svg:y="8.302cm">
          <text:p text:style-name="P1"><text:span text:style-name="T1">question a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2" draw:id="id2" draw:layer="layout" svg:width="2.54cm" svg:height="0.889cm" svg:x="12.331cm" svg:y="9.548cm">
          <text:p text:style-name="P1"><text:span text:style-name="T1">question c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4" draw:id="id4" draw:layer="layout" svg:width="2.54cm" svg:height="0.889cm" svg:x="3.3cm" svg:y="10.943cm">
          <text:p text:style-name="P1"><text:span text:style-name="T1">question d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5" xml:id="id7" draw:id="id7" draw:layer="layout" svg:width="2.54cm" svg:height="0.889cm" svg:x="14.16cm" svg:y="11.139cm">
          <text:p text:style-name="P1"><text:span text:style-name="T1">question 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6" draw:id="id6" draw:layer="layout" svg:width="2.159cm" svg:height="1.397cm" svg:x="10.491cm" svg:y="11.268cm">
          <text:p text:style-name="P1"><text:span text:style-name="T1">endpoint 3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0" draw:id="id10" draw:layer="layout" svg:width="2.159cm" svg:height="1.397cm" svg:x="1.491cm" svg:y="12.468cm">
          <text:p text:style-name="P1"><text:span text:style-name="T1">endpoint 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11" draw:id="id11" draw:layer="layout" svg:width="2.159cm" svg:height="1.397cm" svg:x="5.491cm" svg:y="12.468cm">
          <text:p text:style-name="P1"><text:span text:style-name="T1">endpoint 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8" draw:id="id8" draw:layer="layout" svg:width="2.159cm" svg:height="1.397cm" svg:x="12.191cm" svg:y="12.568cm">
          <text:p text:style-name="P1"><text:span text:style-name="T1">endpoint 4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7" draw:text-style-name="P3" xml:id="id9" draw:id="id9" draw:layer="layout" svg:width="2.159cm" svg:height="1.397cm" svg:x="16.491cm" svg:y="12.568cm">
          <text:p text:style-name="P1"><text:span text:style-name="T1">endpoint 5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8" draw:text-style-name="P1" draw:layer="layout" svg:x1="11.032cm" svg:y1="8.746cm" svg:x2="13.601cm" svg:y2="9.548cm" draw:start-shape="id1" draw:start-glue-point="1" draw:end-shape="id2" draw:end-glue-point="0" svg:d="M11032 8746h2569v802" svg:viewBox="0 0 2570 803">
          <text:p/>
        </draw:connector>
        <draw:connector draw:style-name="gr8" draw:text-style-name="P1" draw:layer="layout" svg:x1="8.492cm" svg:y1="8.746cm" svg:x2="6.424cm" svg:y2="9.509cm" draw:start-shape="id1" draw:start-glue-point="3" draw:end-shape="id3" svg:d="M8492 8746h-2068v763" svg:viewBox="0 0 2069 764">
          <text:p/>
        </draw:connector>
        <draw:connector draw:style-name="gr8" draw:text-style-name="P1" draw:layer="layout" svg:x1="5.154cm" svg:y1="9.953cm" svg:x2="4.57cm" svg:y2="10.943cm" draw:start-shape="id3" draw:end-shape="id4" draw:end-glue-point="0" svg:d="M5154 9953h-584v990" svg:viewBox="0 0 585 991">
          <text:p/>
        </draw:connector>
        <draw:connector draw:style-name="gr8" draw:text-style-name="P1" draw:layer="layout" svg:x1="7.694cm" svg:y1="9.953cm" svg:x2="8.371cm" svg:y2="10.768cm" draw:start-shape="id3" draw:start-glue-point="1" draw:end-shape="id5" draw:end-glue-point="4" svg:d="M7694 9953h677v815" svg:viewBox="0 0 678 816">
          <text:p/>
        </draw:connector>
        <draw:connector draw:style-name="gr8" draw:text-style-name="P1" draw:layer="layout" svg:x1="12.331cm" svg:y1="9.992cm" svg:x2="11.57cm" svg:y2="11.268cm" draw:start-shape="id2" draw:start-glue-point="3" draw:end-shape="id6" svg:d="M12331 9992h-761v1276" svg:viewBox="0 0 762 1277">
          <text:p/>
        </draw:connector>
        <draw:connector draw:style-name="gr9" draw:text-style-name="P6" draw:layer="layout" svg:x1="14.871cm" svg:y1="9.992cm" svg:x2="15.43cm" svg:y2="11.139cm" draw:start-shape="id2" draw:start-glue-point="1" draw:end-shape="id7" svg:d="M14871 9992h559v1147" svg:viewBox="0 0 560 1148">
          <text:p/>
        </draw:connector>
        <draw:connector draw:style-name="gr10" draw:text-style-name="P7" draw:layer="layout" svg:x1="14.16cm" svg:y1="11.583cm" svg:x2="13.271cm" svg:y2="12.568cm" draw:start-shape="id7" draw:start-glue-point="3" draw:end-shape="id8" draw:end-glue-point="4" svg:d="M14160 11583h-889v985" svg:viewBox="0 0 890 986">
          <text:p/>
        </draw:connector>
        <draw:connector draw:style-name="gr8" draw:text-style-name="P1" draw:layer="layout" svg:x1="16.7cm" svg:y1="11.583cm" svg:x2="17.571cm" svg:y2="12.568cm" draw:start-shape="id7" draw:start-glue-point="1" draw:end-shape="id9" draw:end-glue-point="4" svg:d="M16700 11583h871v985" svg:viewBox="0 0 872 986">
          <text:p/>
        </draw:connector>
        <draw:connector draw:style-name="gr10" draw:text-style-name="P7" draw:layer="layout" svg:x1="2.57cm" svg:y1="12.468cm" svg:x2="3.3cm" svg:y2="11.387cm" draw:start-shape="id10" draw:end-shape="id4" svg:d="M2570 12468v-1081h730" svg:viewBox="0 0 731 1082">
          <text:p/>
        </draw:connector>
        <draw:connector draw:style-name="gr8" draw:text-style-name="P1" draw:layer="layout" svg:x1="6.57cm" svg:y1="12.468cm" svg:x2="5.84cm" svg:y2="11.387cm" draw:start-shape="id11" draw:end-shape="id4" svg:d="M6570 12468v-1081h-730" svg:viewBox="0 0 731 1082">
          <text:p/>
        </draw:connector>
        <draw:frame draw:style-name="gr4" draw:text-style-name="P4" draw:layer="layout" svg:width="1.205cm" svg:height="0.962cm" svg:x="2.466cm" svg:y="10.738cm">
          <draw:text-box>
            <text:p><text:span text:style-name="T1">no</text:span></text:p>
          </draw:text-box>
        </draw:frame>
        <draw:frame draw:style-name="gr4" draw:text-style-name="P4" draw:layer="layout" svg:width="1.205cm" svg:height="0.962cm" svg:x="4.367cm" svg:y="9.238cm">
          <draw:text-box>
            <text:p><text:span text:style-name="T1">no</text:span></text:p>
          </draw:text-box>
        </draw:frame>
        <draw:frame draw:style-name="gr4" draw:text-style-name="P4" draw:layer="layout" svg:width="1.205cm" svg:height="0.962cm" svg:x="11.568cm" svg:y="9.338cm">
          <draw:text-box>
            <text:p><text:span text:style-name="T1">no</text:span></text:p>
          </draw:text-box>
        </draw:frame>
        <draw:frame draw:style-name="gr11" draw:text-style-name="P8" draw:layer="layout" svg:width="1.205cm" svg:height="0.962cm" svg:x="13.169cm" svg:y="10.938cm">
          <draw:text-box>
            <text:p><text:span text:style-name="T1">no</text:span></text:p>
          </draw:text-box>
        </draw:frame>
        <draw:frame draw:style-name="gr3" draw:text-style-name="P4" draw:layer="layout" svg:width="1.488cm" svg:height="0.889cm" svg:x="7.506cm" svg:y="9.201cm">
          <draw:text-box>
            <text:p><text:span text:style-name="T1">yes</text:span></text:p>
          </draw:text-box>
        </draw:frame>
        <draw:frame draw:style-name="gr3" draw:text-style-name="P4" draw:layer="layout" svg:width="1.488cm" svg:height="0.889cm" svg:x="5.606cm" svg:y="10.702cm">
          <draw:text-box>
            <text:p><text:span text:style-name="T1">yes</text:span></text:p>
          </draw:text-box>
        </draw:frame>
        <draw:frame draw:style-name="gr3" draw:text-style-name="P4" draw:layer="layout" svg:width="1.488cm" svg:height="0.889cm" svg:x="16.606cm" svg:y="10.903cm">
          <draw:text-box>
            <text:p><text:span text:style-name="T1">yes</text:span></text:p>
          </draw:text-box>
        </draw:frame>
        <draw:frame draw:style-name="gr12" draw:text-style-name="P9" draw:layer="layout" svg:width="1.488cm" svg:height="0.889cm" svg:x="14.706cm" svg:y="9.304cm">
          <draw:text-box>
            <text:p><text:span text:style-name="T1">y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M Sans 10" svg:font-family="'LM Sans 10'" style:font-adornments="10 Regular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M Sans 10" fo:font-family="'LM Sans 10'" style:font-style-name="10 Regular" style:font-family-generic="swiss" style:font-pitch="variable" fo:font-size="15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20:59:57.970426052</meta:creation-date>
    <dc:date>2020-08-04T00:21:48.161890287</dc:date>
    <meta:editing-duration>PT24M25S</meta:editing-duration>
    <meta:editing-cycles>4</meta:editing-cycles>
    <meta:generator>LibreOffice/6.0.7.3$Linux_X86_64 LibreOffice_project/00m0$Build-3</meta:generator>
    <meta:document-statistic meta:object-count="32"/>
  </office:meta>
</office:document-meta>
</file>